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3.57cm" style:rel-column-width="13778*"/>
    </style:style>
    <style:style style:name="Tabella33.B" style:family="table-column">
      <style:table-column-properties style:column-width="13.411cm" style:rel-column-width="51757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2c03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92c03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92c03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1pt" officeooo:rsid="000b2db3" officeooo:paragraph-rsid="000b2db3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ce128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weight="bold" officeooo:rsid="000b2db3" officeooo:paragraph-rsid="000b2db3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0b2db3" officeooo:paragraph-rsid="000b2db3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rial" fo:font-size="11pt" officeooo:rsid="000b2db3" officeooo:paragraph-rsid="000b2db3" style:font-size-asian="11pt" style:font-size-complex="11pt"/>
    </style:style>
    <style:style style:name="T1" style:family="text">
      <style:text-properties officeooo:rsid="000b2db3"/>
    </style:style>
    <style:style style:name="T2" style:family="text">
      <style:text-properties officeooo:rsid="000ce1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8"><text:span text:style-name="T2">Mostra</text:span> tirocinant<text:span text:style-name="T2">i</text:span></text:p>
            <text:p text:style-name="P3"/>
          </table:table-cell>
        </table:table-row>
        <table:table-row table:style-name="Tabella33.2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9">Impiegato dell'asilo</text:p>
          </table:table-cell>
        </table:table-row>
        <table:table-row table:style-name="Tabella33.2">
          <table:table-cell table:style-name="Tabella33.A2" office:value-type="string">
            <text:p text:style-name="P5">Entry condition</text:p>
          </table:table-cell>
          <table:table-cell table:style-name="Tabella33.B2" office:value-type="string">
            <text:p text:style-name="P10">L'utente deve essere riconosciuto come impiegato dell'asilo.</text:p>
          </table:table-cell>
        </table:table-row>
        <table:table-row table:style-name="Tabella33.4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p text:style-name="P4">1. <text:span text:style-name="T1">L'impiegato accede alla sezione per visualizzare i tirocinanti.</text:span></text:p>
            <text:p text:style-name="P4"/>
            <text:p text:style-name="P4">2. <text:span text:style-name="T1">Il sistema restituisce l'elenco dei tirocinanti all'impiegato. La lista conterrà tirocinanti in attività e quelli che non sono in <text:s/>attività.</text:span> </text:p>
            <text:p text:style-name="P4"/>
            <text:p text:style-name="P4">3. <text:s/><text:span text:style-name="T1">L'impiegato visualizza la lista dei tirocinanti, legge le informazioni che gli servono ed esce dalla funzione.</text:span></text:p>
            <text:p text:style-name="P4"><text:s/></text:p>
          </table:table-cell>
        </table:table-row>
        <table:table-row table:style-name="Tabella33.5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9">La finestra contenente la lista dei tirocinanti viene chiusa.</text:p>
          </table:table-cell>
        </table:table-row>
        <table:table-row table:style-name="Tabella33.6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p text:style-name="P6">L'impiegato visualizza un errore che spiega il perchè non si può accedere alla lista dei tirocinanti.</text:p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9">L'impiegato visualizza la lista entro 20 secondi.</text:p>
          </table:table-cell>
        </table:table-row>
      </table:table>
      <text:p text:style-name="P7"><text:span text:style-name="T2">UC 7: Mostra la lista di tutti i tirocinanti, sia quelli che sono in attività, sia quelli che non sono più in attività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9:59:18.74</meta:creation-date>
    <meta:editing-duration>P0D</meta:editing-duration>
    <meta:editing-cycles>3</meta:editing-cycles>
    <meta:generator>LibreOffice/3.6$Windows_x86 LibreOffice_project/da8c1e6-fd468f4-454e206-f42a4a9-143cfd</meta:generator>
    <dc:date>2012-10-20T11:46:16.88</dc:date>
    <meta:document-statistic meta:table-count="1" meta:image-count="0" meta:object-count="0" meta:page-count="1" meta:paragraph-count="18" meta:word-count="130" meta:character-count="876" meta:non-whitespace-character-count="759"/>
  </office:meta>
</office:document-meta>
</file>